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6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justify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6-17)'.D8"/>
      <style:map style:condition="cell-content()=&quot;Exception Rejected&quot;" style:apply-style-name="Orange_20_Fill" style:base-cell-address="'DATE (24-06-17)'.D8"/>
      <style:map style:condition="cell-content()=&quot;Compliance Expected&quot;" style:apply-style-name="Light_20_Green_20_Fill" style:base-cell-address="'DATE (24-06-17)'.D8"/>
      <style:map style:condition="cell-content()=&quot;Exception Granted&quot;" style:apply-style-name="Dark_20_Green_20_Fill" style:base-cell-address="'DATE (24-06-17)'.D8"/>
      <style:map style:condition="cell-content()=&quot;Compliant&quot;" style:apply-style-name="Emerald_20_Fill" style:base-cell-address="'DATE (24-06-17)'.D8"/>
      <style:map style:condition="cell-content()=&quot;Not-Applicable&quot;" style:apply-style-name="Note" style:base-cell-address="'DATE (24-06-17)'.D8"/>
      <style:map style:condition="cell-content()=&quot;Exception Requested&quot;" style:apply-style-name="Yellow_20_Fill" style:base-cell-address="'DATE (24-06-17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6-17)'.D8">
          <table:error-message table:message-type="stop" table:display="true"/>
        </table:content-validation>
      </table:content-validations>
      <table:table table:name="DATE (24-06-17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6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6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6" office:value-type="string" calcext:value-type="string">
            <text:p>Status</text:p>
          </table:table-cell>
          <table:table-cell table:style-name="ce96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63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7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6"/>
        </table:table-row>
        <table:table-row table:style-name="ro1">
          <table:table-cell table:style-name="ce3" office:value-type="string" calcext:value-type="string">
            <text:p>CSRM-GRK-01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Intra-Eagle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Extra-Eagle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Vanilla Landscap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 Dist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float" office:value="6" calcext:value-type="float">
            <text:p>6</text:p>
          </table:table-cell>
          <table:table-cell office:value-type="string" calcext:value-type="string">
            <text:p>Connec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GR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ufficiently similar to vanilla Arabia to pass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General Design/Greek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68];[.A7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8];[.A72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68];[.A7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8];[.A73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68];[.A74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8:.$F$68];[.A74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68];[.A7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8];[.A75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68];[.A76])" office:value-type="float" office:value="43" calcext:value-type="float" table:number-columns-spanned="2" table:number-rows-spanned="1">
            <text:p>43</text:p>
          </table:table-cell>
          <table:covered-table-cell/>
          <table:table-cell table:style-name="ce12" table:formula="of:=COUNTIF([.$F$8:.$F$68];[.A76])" office:value-type="float" office:value="44" calcext:value-type="float" table:number-columns-spanned="2" table:number-rows-spanned="1">
            <text:p>44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68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68];[.A77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calcext:conditional-formats>
          <calcext:conditional-format calcext:target-range-address="'DATE (24-06-17)'.D15:'DATE (24-06-17)'.D25 'DATE (24-06-17)'.F8:'DATE (24-06-17)'.F25 'DATE (24-06-17)'.F68:'DATE (24-06-17)'.F68 'DATE (24-06-17)'.D68:'DATE (24-06-17)'.D68 'DATE (24-06-17)'.D66:'DATE (24-06-17)'.D66 'DATE (24-06-17)'.F66:'DATE (24-06-17)'.F66 'DATE (24-06-17)'.D64:'DATE (24-06-17)'.D64 'DATE (24-06-17)'.F64:'DATE (24-06-17)'.F64 'DATE (24-06-17)'.D62:'DATE (24-06-17)'.D62 'DATE (24-06-17)'.F62:'DATE (24-06-17)'.F62 'DATE (24-06-17)'.D53:'DATE (24-06-17)'.D60 'DATE (24-06-17)'.F53:'DATE (24-06-17)'.F60 'DATE (24-06-17)'.D49:'DATE (24-06-17)'.D51 'DATE (24-06-17)'.F49:'DATE (24-06-17)'.F51 'DATE (24-06-17)'.D46:'DATE (24-06-17)'.D47 'DATE (24-06-17)'.F46:'DATE (24-06-17)'.F47 'DATE (24-06-17)'.D44:'DATE (24-06-17)'.D44 'DATE (24-06-17)'.F44:'DATE (24-06-17)'.F44 'DATE (24-06-17)'.D39:'DATE (24-06-17)'.D42 'DATE (24-06-17)'.F39:'DATE (24-06-17)'.F42 'DATE (24-06-17)'.D34:'DATE (24-06-17)'.D37 'DATE (24-06-17)'.F34:'DATE (24-06-17)'.F37 'DATE (24-06-17)'.D32:'DATE (24-06-17)'.D32 'DATE (24-06-17)'.F32:'DATE (24-06-17)'.F32 'DATE (24-06-17)'.D28:'DATE (24-06-17)'.D30 'DATE (24-06-17)'.F28:'DATE (24-06-17)'.F30 'DATE (24-06-17)'.D8:'DATE (24-06-17)'.D14">
            <calcext:condition calcext:apply-style-name="Red Fill" calcext:value="=&quot;Non-Compliant&quot;" calcext:base-cell-address="'DATE (24-06-17)'.D8"/>
            <calcext:condition calcext:apply-style-name="Orange Fill" calcext:value="=&quot;Exception Rejected&quot;" calcext:base-cell-address="'DATE (24-06-17)'.D8"/>
            <calcext:condition calcext:apply-style-name="Light Green Fill" calcext:value="=&quot;Compliance Expected&quot;" calcext:base-cell-address="'DATE (24-06-17)'.D8"/>
            <calcext:condition calcext:apply-style-name="Dark Green Fill" calcext:value="=&quot;Exception Granted&quot;" calcext:base-cell-address="'DATE (24-06-17)'.D8"/>
            <calcext:condition calcext:apply-style-name="Emerald Fill" calcext:value="=&quot;Compliant&quot;" calcext:base-cell-address="'DATE (24-06-17)'.D8"/>
            <calcext:condition calcext:apply-style-name="Note" calcext:value="=&quot;Not-Applicable&quot;" calcext:base-cell-address="'DATE (24-06-17)'.D8"/>
            <calcext:condition calcext:apply-style-name="Yellow Fill" calcext:value="=&quot;Exception Requested&quot;" calcext:base-cell-address="'DATE (24-06-17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7T20:23:34.447000000</dc:date>
    <meta:editing-duration>P2DT15H58M6S</meta:editing-duration>
    <meta:editing-cycles>175</meta:editing-cycles>
    <meta:generator>LibreOffice/7.1.3.2$Windows_X86_64 LibreOffice_project/47f78053abe362b9384784d31a6e56f8511eb1c1</meta:generator>
    <meta:document-statistic meta:table-count="1" meta:cell-count="218" meta:object-count="0"/>
  </office:meta>
</office:document-meta>
</file>